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nk: <text:a xlink:type="simple" xlink:href="http://www.sbvr.co/#lguHNO">sbvr.co/#/lguHNO</text:a> </text:p>
      <text:p text:style-name="Standard"/>
      <text:p text:style-name="Standard">Term: Offer</text:p>
      <text:p text:style-name="Standard">Term: Tourist event</text:p>
      <text:p text:style-name="Standard">Term: Tourist event component</text:p>
      <text:p text:style-name="Standard">Term: Place</text:p>
      <text:p text:style-name="Standard">Term: Description</text:p>
      <text:p text:style-name="Standard">Term: Photo</text:p>
      <text:p text:style-name="Standard">Term: Regulations</text:p>
      <text:p text:style-name="Standard">Term: Plane</text:p>
      <text:p text:style-name="Standard">Term: All inclusive</text:p>
      <text:p text:style-name="Standard">Term: Bus</text:p>
      <text:p text:style-name="Standard">Term: HB</text:p>
      <text:p text:style-name="Standard">Term: Feeding Type</text:p>
      <text:p text:style-name="Standard">Term: Arrival</text:p>
      <text:p text:style-name="Standard">Term: Departure</text:p>
      <text:p text:style-name="Standard">Term: Catalog</text:p>
      <text:p text:style-name="Standard">Term: Root catalog</text:p>
      <text:p text:style-name="Standard">Term: Parent catalog</text:p>
      <text:p text:style-name="Standard">Term: Child catalog</text:p>
      <text:p text:style-name="Standard">Term: Availability</text:p>
      <text:p text:style-name="Standard">Term: Period</text:p>
      <text:p text:style-name="Standard">Term: Price</text:p>
      <text:p text:style-name="Standard">Term: Dictionary</text:p>
      <text:p text:style-name="Standard">Term: City</text:p>
      <text:p text:style-name="Standard">Term: Country</text:p>
      <text:p text:style-name="Standard">Term: Hotel</text:p>
      <text:p text:style-name="Standard">Term: Pdf doc</text:p>
      <text:p text:style-name="Standard">Fact type: Tourist event is Offer</text:p>
      <text:p text:style-name="Standard">Fact type: Tourist event has Photo</text:p>
      <text:p text:style-name="Standard">Fact type: Tourist event has Place</text:p>
      <text:p text:style-name="Standard">Fact type: Place consists City</text:p>
      <text:p text:style-name="Standard">Fact type: Place consists Country</text:p>
      <text:p text:style-name="Standard">Fact type: Place consists Hotel</text:p>
      <text:p text:style-name="Standard">Fact type: Tourist event has Regulations</text:p>
      <text:p text:style-name="Standard">Fact type: Regulations is type of Pdf doc</text:p>
      <text:p text:style-name="Standard">Fact type: Tourist event has Description</text:p>
      <text:p text:style-name="Standard">Fact type: Tourist event has Tourist event component</text:p>
      <text:p text:style-name="Standard">Fact type: Tourist event has Availability</text:p>
      <text:p text:style-name="Standard">Fact type: Availability has Price</text:p>
      <text:p text:style-name="Standard">Fact type: Availability has Period</text:p>
      <text:p text:style-name="Standard">Fact type: Tourist event component can be Arrival</text:p>
      <text:p text:style-name="Standard">Fact type: Tourist event component can be Departure</text:p>
      <text:p text:style-name="Standard">Fact type: Tourist event component can be Feeding Type</text:p>
      <text:p text:style-name="Standard">Fact type: Feeding Type can be HB</text:p>
      <text:p text:style-name="Standard">Fact type: Feeding Type can be All inclusive</text:p>
      <text:p text:style-name="Standard">Fact type: Arrival can be Plane</text:p>
      <text:p text:style-name="Standard">Fact type: Arrival can be Bus</text:p>
      <text:p text:style-name="Standard">Fact type: Departure can be Plane</text:p>
      <text:p text:style-name="Standard">Fact type: Departure can be Bus</text:p>
      <text:p text:style-name="Standard">Fact type: Catalog can be Root catalog</text:p>
      <text:p text:style-name="Standard">Fact type: Catalog can be Parent catalog</text:p>
      <text:p text:style-name="Standard"><text:soft-page-break/>Fact type: Catalog can be Child catalog</text:p>
      <text:p text:style-name="Standard">Fact type: Root catalog has Child catalog</text:p>
      <text:p text:style-name="Standard">Fact type: Catalog has Tourist event</text:p>
      <text:p text:style-name="Standard">Fact type: Dictionary has City</text:p>
      <text:p text:style-name="Standard">Fact type: Dictionary has Country</text:p>
      <text:p text:style-name="Standard">Fact type: Dictionary has Hotel</text:p>
      <text:p text:style-name="Standard">Rule: It is obligatory that each Tourist event has at least one Photo </text:p>
      <text:p text:style-name="Standard">Rule: It is not possible that a Tourist event has more than 10 Photo</text:p>
      <text:p text:style-name="Standard">Rule: It is obligatory that each Tourist event has exactly one Place</text:p>
      <text:p text:style-name="Standard">Rule: It is obligatory that each Tourist event has exactly one Regulations</text:p>
      <text:p text:style-name="Standard">Rule: It is obligatory that each Tourist event has exactly one Description</text:p>
      <text:p text:style-name="Standard">Rule: It is obligatory that each Tourist event has at most 3 Tourist event component</text:p>
      <text:p text:style-name="Standard">Rule: It is obligatory that each Tourist event has exactly one Tourist event component that can be a Arrival</text:p>
      <text:p text:style-name="Standard">Rule: It is obligatory that each Tourist event has exactly one Tourist event component that can be a Departure</text:p>
      <text:p text:style-name="Standard">Rule: It is obligatory that each Tourist event has exactly one Tourist event component that can be a Feeding Type</text:p>
      <text:p text:style-name="Standard">Rule: It is obligatory that each Tourist event has at least one Availability</text:p>
      <text:p text:style-name="Standard">Rule: It is obligatory that each Availability has exactly one Price</text:p>
      <text:p text:style-name="Standard">Rule: It is impossible that a Availability has more than one Price</text:p>
      <text:p text:style-name="Standard">Rule: It is obligatory that each Availability has exactly one Period</text:p>
      <text:p text:style-name="Standard">Rule: It is obligatory that each Place consists exactly one City</text:p>
      <text:p text:style-name="Standard">Rule: It is obligatory that each Place consists exactly one Country</text:p>
      <text:p text:style-name="Standard">Rule: It is obligatory that each Place consists exactly one Hot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S</meta:editing-duration>
    <meta:editing-cycles>4</meta:editing-cycles>
    <meta:generator>OpenOffice.org/3.4.1$Win32 OpenOffice.org_project/341m1$Build-9593</meta:generator>
    <dc:date>2013-10-27T16:46:32.72</dc:date>
    <meta:document-statistic meta:table-count="0" meta:image-count="0" meta:object-count="0" meta:page-count="2" meta:paragraph-count="73" meta:word-count="469" meta:character-count="2766"/>
    <meta:user-defined meta:name="Info 1"/>
    <meta:user-defined meta:name="Info 2"/>
    <meta:user-defined meta:name="Info 3"/>
    <meta:user-defined meta:name="Info 4"/>
  </office:meta>
</office:document-meta>
</file>